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 Aufgaben Laravel-Shop für 2 Projekttage</text:h>
      <text:p text:style-name="Text_20_body"/>
      <text:p text:style-name="Text_20_body">1. Wir haben im Laravel-Shop die CRUD-Funktionalität für Manufacturers und Products fertig-</text:p>
      <text:p text:style-name="Text_20_body">gestellt. Wir wollen jetzt zusätzlich noch folgende CRUD-Funktionalitäten umsetzen für:</text:p>
      <text:list xml:id="list4954043088394755779" text:style-name="L1">
        <text:list-item>
          <text:p text:style-name="P1">Pages (für About)</text:p>
        </text:list-item>
        <text:list-item>
          <text:p text:style-name="P1">Blogs (für Blog)</text:p>
        </text:list-item>
        <text:list-item>
          <text:p text:style-name="P1">Categories (für Categorie)</text:p>
        </text:list-item>
        <text:list-item>
          <text:p text:style-name="P1">Features (für Features in „mehr links“) </text:p>
        </text:list-item>
      </text:list>
      <text:p text:style-name="Text_20_body"/>
      <text:p text:style-name="Text_20_body"><text:tab/>Dazu benötigen wir:</text:p>
      <text:list xml:id="list9049712261357046194" text:style-name="L2">
        <text:list-item>
          <text:p text:style-name="P2">neue Controller-Klassen</text:p>
        </text:list-item>
        <text:list-item>
          <text:p text:style-name="P2">neue Request-Klassen</text:p>
        </text:list-item>
        <text:list-item>
          <text:p text:style-name="P2">Links mit den entsprechenden Routen setzten (pages, blogs, categories, features)</text:p>
        </text:list-item>
        <text:list-item>
          <text:p text:style-name="P2">neue Views anlegen in views/public und views/admin (index, show, edit für admin )</text:p>
        </text:list-item>
        <text:list-item>
          <text:p text:style-name="P2">Menu anpassen für Admin- und Public-Ansicht (Menu Admin-Ansicht: Hersteller, Produkte, Pages, Blogs, Categories, Features).</text:p>
        </text:list-item>
      </text:list>
      <text:p text:style-name="Text_20_body"/>
      <text:p text:style-name="Text_20_body">2. Implementierung einer Datenbank gestützten Übersetzungslogik für die Namens-Spalten in den Tabellen categories, products. Benutzt hierfür eine neue Datenbank Namens „shop_translatables“. Da wir das nicht selbst programmieren wollen, benutzen wir ein existierendes PHP-Paket speziell für Laravel: <text:a xlink:type="simple" xlink:href="https://github.com/spatie/laravel-translatable" text:style-name="Internet_20_link" text:visited-style-name="Visited_20_Internet_20_Link">https://github.com/spatie/laravel-translatable</text:a>Folgt hier bitte in der Dokumentation den Installations- und Benutzungshinweisen. Den Spalten-Typ der <text:s/>Spalten „name“ in categories und products müsst Ihr von varchar auf text ändern und die Länge 50 entfernen.</text:p>
      <text:p text:style-name="Text_20_body"><text:span text:style-name="T1">Tip</text:span>: Eigentlich reicht die Anpassung der entsprechenden Models und die Anpassung der Klassen-Funktion „validated()“ in den Request-Klassen (validated() Funktion hier überschreiben), um das Array „validated“ gemäß Vorgabe anzupassen.</text:p>
      <text:list xml:id="list2235565868408619078" text:style-name="L3">
        <text:list-header>
          <text:p text:style-name="P3"/>
        </text:list-header>
      </text:list>
      <text:p text:style-name="Text_20_body">3. Was sind Traits und Interfaces in PHP. Lest hier bitte die folgenden Dokumentationen:</text:p>
      <text:p text:style-name="Text_20_body"><text:s/><text:a xlink:type="simple" xlink:href="https://www.w3schools.com/php/php_oop_traits.asp" text:style-name="Internet_20_link" text:visited-style-name="Visited_20_Internet_20_Link">https://www.w3schools.com/php/php_oop_traits.asp</text:a></text:p>
      <text:p text:style-name="Text_20_body"><text:a xlink:type="simple" xlink:href="https://www.w3schools.com/php/php_oop_interfaces.asp" text:style-name="Internet_20_link" text:visited-style-name="Visited_20_Internet_20_Link">https://www.w3schools.com/php/php_oop_interfaces.asp</text:a></text:p>
      <text:p text:style-name="Text_20_body"/>
      <text:p text:style-name="Text_20_body">4. Schaut Euch bitte die Laravel-Dokumentation zum File-Upload an:</text:p>
      <text:p text:style-name="Text_20_body"><text:a xlink:type="simple" xlink:href="https://laravel.com/docs/8.x/filesystem" text:style-name="Internet_20_link" text:visited-style-name="Visited_20_Internet_20_Link">https://laravel.com/docs/8.x/filesystem</text:a></text:p>
      <text:p text:style-name="Standard">Erweitert die Produkt-Formulare und den AdminProductController um die Möglichkeit eine Bild-Uploads. Der Name der hochgeladen Bild-Datei soll in der Tabelle products in der Spalte image</text:p>
      <text:p text:style-name="Standard">gespeichert werden. Das Bild soll in der show-view angezeig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01-05T18:51:42</meta:creation-date>
    <dc:date>2022-01-27T19:26:41</dc:date>
    <dc:creator>Bernd Engels</dc:creator>
    <meta:editing-duration>PT2H32M27S</meta:editing-duration>
    <meta:editing-cycles>19</meta:editing-cycles>
    <meta:generator>OpenOffice/4.1.1$Unix OpenOffice.org_project/411m6$Build-9775</meta:generator>
    <meta:document-statistic meta:table-count="0" meta:image-count="0" meta:object-count="0" meta:page-count="1" meta:paragraph-count="22" meta:word-count="252" meta:character-count="2014"/>
  </office:meta>
</office:document-meta>
</file>